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font-face-decls/>
  <office:automatic-styles/>
  <office:body>
    <office:text>
      <text:p text:style-name="rststyle-title"><text:span text:style-name="rststyle-inlineliteral">zotero-plain</text:span> example document</text:p>
      <text:p text:style-name="rststyle-textbody">This is an example document which cites a document (see Cohen, 2008 ch. 1); (see Cohen, 2008 ch. 1).</text:p>
      <text:section text:name="Section1" text:style-name="Sect1">
        <text:h text:outline-level="1" text:style-name="rststyle-heading1">Bibliography</text:h>
        <text:p text:style-name="rststyle-textbody">Cohen, D. J. (2008). Creating Scholarly Tools and Resources for the Digital Ecosystem: Building Connections in the Zotero Project. <text:span text:style-name="rststyle-emphasis">First Monday</text:span>, <text:span text:style-name="rststyle-emphasis">13</text:span>(8-4).</text:p>
        <text:p text:style-name="rststyle-textbody">Cohen, D. J. (2009). Zotero: Social and Semantic Computing for Historical Scholarship. <text:span text:style-name="rststyle-emphasis">Perspectives</text:span>, <text:span text:style-name="rststyle-emphasis">27</text:span>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" ns2:family="paragraph" ns2:list-style-name="" ns2:name="rststyle-heading2" ns2:next-style-name="Text_20_body" ns2:parent-style-name="Heading_20_2"/>
    <ns2:style ns2:default-outline-level="" ns2:family="paragraph" ns2:list-style-name="" ns2:name="rststyle-heading3" ns2:next-style-name="Text_20_body" ns2:parent-style-name="Heading_20_3"/>
    <ns2:style ns2:default-outline-level="" ns2:family="paragraph" ns2:list-style-name="" ns2:name="rststyle-heading4" ns2:next-style-name="Text_20_body" ns2:parent-style-name="Heading_20_4"/>
    <ns2:style ns2:default-outline-level="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" ns2:family="paragraph" ns2:list-style-name="" ns2:name="rststyle-heading6" ns2:next-style-name="Text_20_body" ns2:parent-style-name="Heading_20_6"/>
    <ns2:style ns2:default-outline-level="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min-label-distance="0.15in"/>
      </ns7:outline-level-style>
      <ns7:outline-level-style ns2:num-format="" ns7:level="2">
        <ns2:list-level-properties ns7:min-label-distance="0.15in"/>
      </ns7:outline-level-style>
      <ns7:outline-level-style ns2:num-format="" ns7:level="3">
        <ns2:list-level-properties ns7:min-label-distance="0.15in"/>
      </ns7:outline-level-style>
      <ns7:outline-level-style ns2:num-format="" ns7:level="4">
        <ns2:list-level-properties ns7:min-label-distance="0.15in"/>
      </ns7:outline-level-style>
      <ns7:outline-level-style ns2:num-format="" ns7:level="5">
        <ns2:list-level-properties ns7:min-label-distance="0.15in"/>
      </ns7:outline-level-style>
      <ns7:outline-level-style ns2:num-format="" ns7:level="6">
        <ns2:list-level-properties ns7:min-label-distance="0.15in"/>
      </ns7:outline-level-style>
      <ns7:outline-level-style ns2:num-format="" ns7:level="7">
        <ns2:list-level-properties ns7:min-label-distance="0.15in"/>
      </ns7:outline-level-style>
      <ns7:outline-level-style ns2:num-format="" ns7:level="8">
        <ns2:list-level-properties ns7:min-label-distance="0.15in"/>
      </ns7:outline-level-style>
      <ns7:outline-level-style ns2:num-format="" ns7:level="9">
        <ns2:list-level-properties ns7:min-label-distance="0.15in"/>
      </ns7:outline-level-style>
      <ns7:outline-level-style ns2:num-format="" ns7:level="10">
        <ns2:list-level-properties ns7:min-label-distance="0.15in"/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 office:version="1.0">
  <office:meta>
    <meta:generator>Docutils/rst2odf.py/1.0a</meta:generator>
    <meta:initial-creator>egh</meta:initial-creator>
    <meta:creation-date>2011-08-24T18:42:28</meta:creation-date>
    <dc:creator>egh</dc:creator>
    <dc:date>2011-08-24T18:42:28</dc:date>
    <dc:language>en-US</dc:language>
    <meta:editing-cycles>1</meta:editing-cycles>
    <meta:editing-duration>PT00M01S</meta:editing-duration>
    <dc:title>zotero-plain example document</dc:title>
  </office:meta>
</office:document-meta>
</file>